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rlito" fo:font-size="20pt" style:text-underline-style="solid" style:text-underline-width="auto" style:text-underline-color="font-color" fo:font-weight="bold" officeooo:rsid="000235b3" officeooo:paragraph-rsid="000235b3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rlito" fo:font-size="15pt" style:text-underline-style="none" fo:font-weight="normal" officeooo:rsid="00034224" officeooo:paragraph-rsid="00034224" style:font-size-asian="13.1000003814697pt" style:font-weight-asian="normal" style:font-size-complex="15pt" style:font-weight-complex="normal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style:font-name="Carlito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style:font-name="Carlito" fo:font-size="15pt" fo:font-weight="normal" officeooo:rsid="001a6b38" officeooo:paragraph-rsid="001a6b38" fo:background-color="transparent" style:font-size-asian="15pt" style:font-weight-asian="normal" style:font-size-complex="15pt" style:font-weight-complex="normal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officeooo:rsid="000a9e78" officeooo:paragraph-rsid="000a9e78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style:text-line-through-style="none" style:text-line-through-type="none" fo:font-size="13pt" style:text-underline-style="none" fo:font-weight="normal" officeooo:rsid="001adec1" officeooo:paragraph-rsid="001adec1" style:font-size-asian="13pt" style:font-weight-asian="normal" style:font-size-complex="13pt" style:font-weight-complex="normal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style:text-line-through-style="none" style:text-line-through-type="none" fo:font-size="13pt" style:text-underline-style="none" fo:font-weight="normal" officeooo:rsid="00218978" officeooo:paragraph-rsid="00218978" style:font-size-asian="13pt" style:font-weight-asian="normal" style:font-size-complex="13pt" style:font-weight-complex="normal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style:text-line-through-style="none" style:text-line-through-type="none" fo:font-size="13pt" style:text-underline-style="none" fo:font-weight="normal" officeooo:rsid="0034d305" officeooo:paragraph-rsid="0034d305" style:font-size-asian="13pt" style:font-weight-asian="normal" style:font-size-complex="13pt" style:font-weight-complex="normal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style:text-line-through-style="none" style:text-line-through-type="none" fo:font-size="13pt" style:text-underline-style="none" fo:font-weight="normal" officeooo:rsid="0038d2cc" officeooo:paragraph-rsid="0038d2cc" style:font-size-asian="13pt" style:font-weight-asian="normal" style:font-size-complex="13pt" style:font-weight-complex="normal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style:text-line-through-style="none" style:text-line-through-type="none" fo:font-size="13pt" style:text-underline-style="none" fo:font-weight="bold" officeooo:rsid="000a9e78" officeooo:paragraph-rsid="000a9e78" style:font-size-asian="13pt" style:font-weight-asian="bold" style:font-size-complex="13pt" style:font-weight-complex="bold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style:text-line-through-style="none" style:text-line-through-type="none" fo:font-size="13pt" style:text-underline-style="none" fo:font-weight="bold" officeooo:rsid="001871ee" officeooo:paragraph-rsid="001871ee" style:font-size-asian="13pt" style:font-weight-asian="bold" style:font-size-complex="13pt" style:font-weight-complex="bold"/>
    </style:style>
    <style:style style:name="P12" style:family="paragraph" style:parent-style-name="Text_20_body">
      <style:paragraph-properties fo:margin-left="0in" fo:margin-right="0in" fo:text-indent="0in" style:auto-text-indent="false"/>
      <style:text-properties style:text-line-through-style="none" style:text-line-through-type="none" fo:font-size="13pt" style:text-underline-style="none" fo:font-weight="bold" officeooo:rsid="001040ea" officeooo:paragraph-rsid="001040ea" style:font-size-asian="13pt" style:font-weight-asian="bold" style:font-size-complex="13pt" style:font-weight-complex="bold"/>
    </style:style>
    <style:style style:name="P1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text-line-through-style="none" style:text-line-through-type="none" fo:font-size="13pt" style:text-underline-style="none" fo:font-weight="normal" officeooo:rsid="001adec1" officeooo:paragraph-rsid="001adec1" style:font-size-asian="13pt" style:font-weight-asian="normal" style:font-size-complex="13pt" style:font-weight-complex="normal"/>
    </style:style>
    <style:style style:name="P1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text-line-through-style="none" style:text-line-through-type="none" fo:font-size="13pt" style:text-underline-style="none" fo:font-weight="bold" officeooo:rsid="000a9e78" officeooo:paragraph-rsid="000a9e78" style:font-size-asian="13pt" style:font-weight-asian="bold" style:font-size-complex="13pt" style:font-weight-complex="bold"/>
    </style:style>
    <style:style style:name="P15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arlito" fo:font-size="15pt" fo:letter-spacing="normal" fo:font-style="normal" style:text-underline-style="none" fo:font-weight="normal" officeooo:rsid="00034224" officeooo:paragraph-rsid="00034224" style:font-size-asian="15pt" style:font-weight-asian="normal" style:font-size-complex="15pt" style:font-weight-complex="normal"/>
    </style:style>
    <style:style style:name="P16" style:family="paragraph" style:parent-style-name="Preformatted_20_Text">
      <style:text-properties style:font-name="Carlito" fo:font-size="15pt" style:font-size-asian="15pt" style:font-size-complex="15pt"/>
    </style:style>
    <style:style style:name="P17" style:family="paragraph" style:parent-style-name="Preformatted_20_Text">
      <style:text-properties style:font-name="Carlito" fo:font-size="18pt" style:font-size-asian="18pt" style:font-size-complex="18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0a9e78" fo:background-color="#fff200" loext:char-shading-value="0"/>
    </style:style>
    <style:style style:name="T3" style:family="text">
      <style:text-properties fo:background-color="#fff200" loext:char-shading-value="0"/>
    </style:style>
    <style:style style:name="T4" style:family="text">
      <style:text-properties style:font-name="Carlito"/>
    </style:style>
    <style:style style:name="T5" style:family="text">
      <style:text-properties style:font-name="Carlito" fo:font-size="18pt" style:text-underline-style="solid" style:text-underline-width="auto" style:text-underline-color="font-color" fo:font-weight="bold" style:font-size-asian="15.75pt" style:font-weight-asian="bold" style:font-size-complex="18pt" style:font-weight-complex="bold"/>
    </style:style>
    <style:style style:name="T6" style:family="text">
      <style:text-properties style:font-name="Carlito" officeooo:rsid="001adec1"/>
    </style:style>
    <style:style style:name="T7" style:family="text">
      <style:text-properties style:font-name="Carlito" fo:font-size="13pt" fo:font-weight="normal" officeooo:rsid="001adec1" style:font-size-asian="11.3500003814697pt" style:font-weight-asian="normal" style:font-size-complex="13pt" style:font-weight-complex="normal"/>
    </style:style>
    <style:style style:name="T8" style:family="text">
      <style:text-properties style:font-name="Carlito" fo:font-size="13pt" style:font-size-asian="11.3500003814697pt" style:font-size-complex="13pt"/>
    </style:style>
    <style:style style:name="T9" style:family="text">
      <style:text-properties style:font-name="Carlito" fo:font-weight="normal" officeooo:rsid="001adec1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coinche</text:p>
      <text:p text:style-name="P1"/>
      <text:p text:style-name="P17"><text:span text:style-name="T1">Install</text:span></text:p>
      <text:p text:style-name="P16">First run <text:span text:style-name="T1">mvn package</text:span> at root of the directory and then go to folder “target”,</text:p>
      <text:p text:style-name="P16">execute “.jar”:</text:p>
      <text:p text:style-name="P2"/>
      <text:p text:style-name="P15">java -jar jcoinche-server.jar <text:span text:style-name="T2">(</text:span><text:span text:style-name="T3"># Run server first</text:span><text:span text:style-name="T2">)</text:span></text:p>
      <text:p text:style-name="P15">java -jar jcoinche-client.jar <text:span text:style-name="T2">(</text:span><text:span text:style-name="T3"># Run client after</text:span><text:span text:style-name="T2">)</text:span></text:p>
      <text:p text:style-name="P3"/>
      <text:p text:style-name="P4">When you have 4 clients, you can start playing...</text:p>
      <text:p text:style-name="P5"><text:span text:style-name="T5">Game action</text:span></text:p>
      <text:p text:style-name="P14"><text:span text:style-name="T4">NAME </text:span><text:span text:style-name="T6">&lt;name&gt; </text:span></text:p>
      <text:p text:style-name="P13"><text:span text:style-name="T4">Set the name of the player</text:span></text:p>
      <text:p text:style-name="P14"><text:span text:style-name="T9"/></text:p>
      <text:p text:style-name="P10"><text:span text:style-name="T4">BID </text:span><text:span text:style-name="T6">&lt;number&gt;</text:span></text:p>
      <text:p text:style-name="P6"><text:span text:style-name="T4">Bid a number you must rise for win</text:span></text:p>
      <text:p text:style-name="P10"><text:span text:style-name="T6"/></text:p>
      <text:p text:style-name="P10"><text:span text:style-name="T4">PLAY </text:span><text:span text:style-name="T6">&lt;typeCard&gt; &lt;number&gt;</text:span></text:p>
      <text:p text:style-name="P7"><text:span text:style-name="T6">P</text:span><text:span text:style-name="T4">lay one card you have on you hand</text:span></text:p>
      <text:p text:style-name="P10"><text:span text:style-name="T6"/></text:p>
      <text:p text:style-name="P10"><text:span text:style-name="T4">HAND </text:span></text:p>
      <text:p text:style-name="P8"><text:span text:style-name="T4">Display all card on you hand</text:span></text:p>
      <text:p text:style-name="P10"><text:span text:style-name="T4"/></text:p>
      <text:p text:style-name="P11"><text:span text:style-name="T4">PASS</text:span></text:p>
      <text:p text:style-name="P9"><text:span text:style-name="T4">Pass you turn</text:span></text:p>
      <text:p text:style-name="P12"><text:span text:style-name="T4"/></text:p>
      <text:p text:style-name="P12"><text:span text:style-name="T4">BYE </text:span></text:p>
      <text:p text:style-name="P9"><text:span text:style-name="T4">Disconnect the play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2:30:09.238306326</meta:creation-date>
    <dc:date>2017-11-03T13:09:06.476369087</dc:date>
    <meta:editing-duration>PT28M42S</meta:editing-duration>
    <meta:editing-cycles>12</meta:editing-cycles>
    <meta:generator>LibreOffice/5.4.1.2.0$Linux_X86_64 LibreOffice_project/40m0$Build-2</meta:generator>
    <meta:document-statistic meta:table-count="0" meta:image-count="0" meta:object-count="0" meta:page-count="1" meta:paragraph-count="20" meta:word-count="88" meta:character-count="485" meta:non-whitespace-character-count="414"/>
  </office:meta>
</office:document-meta>
</file>